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5bce" officeooo:paragraph-rsid="00155bce"/>
    </style:style>
    <style:style style:name="P2" style:family="paragraph" style:parent-style-name="Standard">
      <style:text-properties officeooo:rsid="00155bce" officeooo:paragraph-rsid="0017bf77"/>
    </style:style>
    <style:style style:name="T1" style:family="text">
      <style:text-properties officeooo:rsid="0016d851"/>
    </style:style>
    <style:style style:name="T2" style:family="text">
      <style:text-properties officeooo:rsid="001754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 LOGIN PAGE (WITH PASSWORD)</text:p>
      <text:p text:style-name="P1"/>
      <text:p text:style-name="P1">* DETAILED INFOMRATION for the mentor who logged logged</text:p>
      <text:p text:style-name="P1"><text:s text:c="3"/>At the start there is just a temporary password and not all the mentor info, just teh mentor id</text:p>
      <text:p text:style-name="P1"><text:s text:c="2"/></text:p>
      <text:p text:style-name="P1"><text:s text:c="2"/>Allow mentor to change the information </text:p>
      <text:p text:style-name="P1"/>
      <text:p text:style-name="P1"><text:s text:c="2"/>Display the list of mentor skills, and allow them to change.</text:p>
      <text:p text:style-name="P1"><text:s/></text:p>
      <text:p text:style-name="P1">* Special page for Brian to setup mento<text:span text:style-name="T2">rs</text:span></text:p>
      <text:p text:style-name="P1"><text:s text:c="6"/>Shows the list <text:span text:style-name="T1">of mentors.</text:span></text:p>
      <text:p text:style-name="P2"><text:tab/><text:span text:style-name="T2">Allow brain to type the list <text:s/>of all DOJO dates</text:span></text:p>
      <text:p text:style-name="P2"/>
      <text:p text:style-name="P2">* Display DOJO dates (the list of all possible dates, allow mentors to mark the dates they are attending)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<text:s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13:36:21.946789780</meta:creation-date>
    <dc:date>2016-11-26T14:01:00.360920385</dc:date>
    <meta:editing-duration>PT11M17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92" meta:character-count="515" meta:non-whitespace-character-count="411"/>
  </office:meta>
</office:document-meta>
</file>